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list-style-name="L1">
      <style:paragraph-properties fo:text-align="start" style:justify-single-word="false"/>
    </style:style>
    <style:style style:name="P5" style:family="paragraph" style:parent-style-name="Text_20_body" style:list-style-name="L2">
      <style:paragraph-properties fo:text-align="start" style:justify-single-word="false"/>
    </style:style>
    <style:style style:name="P6" style:family="paragraph" style:parent-style-name="Heading_20_1">
      <style:paragraph-properties fo:break-before="page"/>
    </style:style>
    <style:style style:name="P7" style:family="paragraph" style:parent-style-name="Contents_20_2">
      <style:paragraph-properties>
        <style:tab-stops>
          <style:tab-stop style:position="17.09cm" style:type="right" style:leader-style="dotted" style:leader-text="."/>
        </style:tab-stops>
      </style:paragraph-properties>
    </style:style>
    <style:style style:name="P8" style:family="paragraph" style:parent-style-name="Contents_20_3">
      <style:paragraph-properties>
        <style:tab-stops>
          <style:tab-stop style:position="16.591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p text:style-name="Title">Game development in Java with the use of modern Software Engineering principles, technologies and tool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Menyhárt László<text:tab/><text:tab/><text:tab/><text:tab/><text:tab/><text:tab/><text:tab/><text:tab/><text:tab/>Orosz Sándor Zoltán</text:p>
      <text:p text:style-name="Text_20_body">műszaki tanár<text:tab/><text:tab/><text:tab/><text:tab/><text:tab/><text:tab/><text:tab/><text:tab/><text:tab/><text:tab/>programtervező</text:p>
      <text:p text:style-name="Text_20_body">matematika-fizika tanár<text:tab/><text:tab/><text:tab/><text:tab/><text:tab/><text:tab/><text:tab/><text:tab/>informatikus</text:p>
      <text:p text:style-name="Text_20_body">informatika tanár<text:tab/><text:tab/><text:tab/><text:tab/><text:tab/><text:tab/><text:tab/><text:tab/><text:tab/>BSc</text:p>
      <text:p text:style-name="Text_20_body"/>
      <text:p text:style-name="Text_20_body"/>
      <text:p text:style-name="P2">Budapest, 20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Introduction<text:tab/>3</text:p>
          <text:p text:style-name="P7">Thesis Foreword<text:tab/>3</text:p>
          <text:p text:style-name="P7">Project links<text:tab/>3</text:p>
          <text:p text:style-name="P7">Goal of the project<text:tab/>3</text:p>
          <text:p text:style-name="P7">Target audience<text:tab/>3</text:p>
          <text:p text:style-name="P7">Software Engineering principles and technologies used<text:tab/>3</text:p>
          <text:p text:style-name="P7">Corresponding Software Engineering tools used<text:tab/>3</text:p>
          <text:p text:style-name="P7">Licensing<text:tab/>4</text:p>
          <text:p text:style-name="P10">User Documentation<text:tab/>5</text:p>
          <text:p text:style-name="P7">System Requirements<text:tab/>5</text:p>
          <text:p text:style-name="P7">Backstory<text:tab/>5</text:p>
          <text:p text:style-name="P7">Basics<text:tab/>5</text:p>
          <text:p text:style-name="P7">Screenshots<text:tab/>5</text:p>
          <text:p text:style-name="P10">Developer Documentation<text:tab/>6</text:p>
          <text:p text:style-name="P7">Software Engineering principles, technologies and tools<text:tab/>6</text:p>
          <text:p text:style-name="P8">Object Oriented Programming<text:tab/>6</text:p>
          <text:p text:style-name="P8">Entity Component System<text:tab/>6</text:p>
        </text:index-body>
      </text:table-of-content>
      <text:p text:style-name="P3"/>
      <text:h text:style-name="P6" text:outline-level="1">Introduction</text:h>
      <text:h text:style-name="Heading_20_2" text:outline-level="2">Thesis Foreword</text:h>
      <text:p text:style-name="Text_20_body">This project demonstrates the use of modern Software Engineering principles, technologies and tools, in the development of simple two dimensional games, specifically a variation of the popular class game called Asteroids.</text:p>
      <text:h text:style-name="Heading_20_2" text:outline-level="2">Project links</text:h>
      <text:p text:style-name="Text_20_body">The Mercurial repository of the project is hosted at <text:a xlink:type="simple" xlink:href="https://bitbucket.org/FrigoCoder/asteroids/">https://bitbucket.org/FrigoCoder/asteroids/</text:a></text:p>
      <text:p text:style-name="Text_20_body">The Continuous Integration server is found at <text:a xlink:type="simple" xlink:href="http://frigocoder.dyndns.org/jenkins/job/asteroids/">http://frigocoder.dyndns.org/jenkins/job/asteroids/</text:a></text:p>
      <text:p text:style-name="Text_20_body">An experimental demo Applet can be found at <text:a xlink:type="simple" xlink:href="http://frigocoder.dyndns.org/asteroids/">http://frigocoder.dyndns.org/asteroids/</text:a></text:p>
      <text:h text:style-name="Heading_20_2" text:outline-level="2">Goal of the project</text:h>
      <text:p text:style-name="Text_20_body">The goal of the project is three-fold: Apart from the obvious end result that is a playable Asteroids game, the project also serves as an introductory experiment in the world of game programming, specifically game programming based on Entity Component Systems, and an example of modern software development for other developers to follow.</text:p>
      <text:h text:style-name="Heading_20_2" text:outline-level="2">Target audience</text:h>
      <text:p text:style-name="Text_20_body">Players</text:p>
      <text:p text:style-name="Text_20_body">Programmers</text:p>
      <text:h text:style-name="Heading_20_2" text:outline-level="2">Software Engineering principles and technologies used</text:h>
      <text:list xml:id="list4190489520447393033" text:style-name="L1">
        <text:list-item>
          <text:p text:style-name="P4">Object Oriented Programming (OOP)</text:p>
        </text:list-item>
        <text:list-item>
          <text:p text:style-name="P4">Integrated Development Environments (IDEs)</text:p>
        </text:list-item>
        <text:list-item>
          <text:p text:style-name="P4">Clean Code and Test Driven Development (TDD)</text:p>
        </text:list-item>
        <text:list-item>
          <text:p text:style-name="P4">Mock Objects</text:p>
        </text:list-item>
        <text:list-item>
          <text:p text:style-name="P4">Distributed Revision Control</text:p>
        </text:list-item>
        <text:list-item>
          <text:p text:style-name="P4">Build Automation Software</text:p>
        </text:list-item>
        <text:list-item>
          <text:p text:style-name="P4">Continuous Integration (CI)</text:p>
        </text:list-item>
        <text:list-item>
          <text:p text:style-name="P4">Software Quality Control</text:p>
        </text:list-item>
        <text:list-item>
          <text:p text:style-name="P4">Issue Tracking System</text:p>
        </text:list-item>
        <text:list-item>
          <text:p text:style-name="P4">Entity Component Systems (ECSs)</text:p>
        </text:list-item>
      </text:list>
      <text:h text:style-name="Heading_20_2" text:outline-level="2">Corresponding Software Engineering tools used</text:h>
      <text:list xml:id="list289634642764901489" text:style-name="L2">
        <text:list-item>
          <text:p text:style-name="P5">Java</text:p>
        </text:list-item>
        <text:list-item>
          <text:p text:style-name="P5"><text:soft-page-break/>Eclipse</text:p>
        </text:list-item>
        <text:list-item>
          <text:p text:style-name="P5">JUnit</text:p>
        </text:list-item>
        <text:list-item>
          <text:p text:style-name="P5">Mockito</text:p>
        </text:list-item>
        <text:list-item>
          <text:p text:style-name="P5">Mercurial</text:p>
        </text:list-item>
        <text:list-item>
          <text:p text:style-name="P5">Gradle</text:p>
        </text:list-item>
        <text:list-item>
          <text:p text:style-name="P5">Jenkins</text:p>
        </text:list-item>
        <text:list-item>
          <text:p text:style-name="P5">SonarQube</text:p>
        </text:list-item>
        <text:list-item>
          <text:p text:style-name="P5">JIRA</text:p>
        </text:list-item>
      </text:list>
      <text:h text:style-name="Heading_20_2" text:outline-level="2">Licensing</text:h>
      <text:p text:style-name="P3">I hereby release this project and all of its components into the public domain.</text:p>
      <text:h text:style-name="P6" text:outline-level="1">User Documentation</text:h>
      <text:h text:style-name="Heading_20_2" text:outline-level="2">System Requirements</text:h>
      <text:p text:style-name="Text_20_body">The software requires an OpenGL 2.0 compatible video card with installed drivers for proper display capabilities and a keyboard for player input. These requirements are most likely fulfilled by current Personal Computers. Unfortunately the game in its current state does not support Android or iOS based mobile devices.</text:p>
      <text:p text:style-name="Text_20_body">Since the project is based on Java and multiplatform libraries, it should have no problem with running on a wide range of operating systems like Windows or Linux. However only Windows and Linux is supported officially at the moment.</text:p>
      <text:p text:style-name="Text_20_body">The computer should have a Java 1.7 Runtime Environment installed. This is usually available on most computers, but in case it is not installed or is outdated, please download and install it from http://java.com/en</text:p>
      <text:h text:style-name="Heading_20_2" text:outline-level="2">Backstory</text:h>
      <text:h text:style-name="Heading_20_2" text:outline-level="2">Basics</text:h>
      <text:p text:style-name="Text_20_body">The player controls a spaceship tasked with clearing the asteroid debris in a solar system. The game uses realistic two dimensional physics. The player can only control the movement of the spaceship in a restricted manner. Forward thrust is achieved by the forward arrow on the keyboard. Angular acceleration, rather than angular velocity, is influenced by the left and right arrows. The spaceship can also shoot bullets, in order to achieve this, the player has to press the space button. The player should spend some time familiarizing himself with the controls, the realistic physics makes the control non-trivial, especially in the presence of gravitational wells.</text:p>
      <text:h text:style-name="Heading_20_2" text:outline-level="2">Screenshots</text:h>
      <text:h text:style-name="P6" text:outline-level="1">Developer Documentation</text:h>
      <text:h text:style-name="Heading_20_2" text:outline-level="2">Software Engineering principles, technologies and tools</text:h>
      <text:p text:style-name="Text_20_body">&lt;insert some words about these techniques&gt;</text:p>
      <text:p text:style-name="Text_20_body">&lt;insert technikai megfontolások, döntések&gt;</text:p>
      <text:p text:style-name="Text_20_body">&lt;insert terminology&gt;</text:p>
      <text:h text:style-name="Heading_20_3" text:outline-level="3">Object Oriented Programming</text:h>
      <text:h text:style-name="Heading_20_3" text:outline-level="3">Entity Component System</text:h>
      <text:p text:style-name="Text_20_body">&lt;http://www.reddit.com/r/gamedev/comments/1f83c5/3_articles_about_component_entity_systems/&gt;</text:p>
      <text:p text:style-name="Text_20_body">&lt;http://entity-systems.wikidot.com/es-approaches&gt;</text:p>
      <text:p text:style-name="Text_20_body">&lt;todo: rephrase from this webpage and others&gt;</text:p>
      <text:p text:style-name="Text_20_body">- problem with class hierarchies</text:p>
      <text:p text:style-name="Text_20_body">- object-relational impedance mismatch</text:p>
      <text:p text:style-name="Text_20_body">- problem with fixed classes when need to add a field</text:p>
      <text:p text:style-name="Text_20_body">- problem with code near data when need to updat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Marginalia" style:family="paragraph" style:parent-style-name="Text_20_body" style:class="text">
      <style:paragraph-properties fo:margin="100%" fo:margin-left="4.001cm" fo:margin-right="0cm" fo:text-indent="0cm" style:auto-text-indent="false"/>
    </style:style>
    <style:style style:name="List_20_Indent" style:display-name="List Indent" style:family="paragraph" style:parent-style-name="Text_20_body" style:class="text">
      <style:paragraph-properties fo:margin="100%" fo:margin-left="5.001cm" fo:margin-right="0cm" fo:text-indent="-4.5cm" style:auto-text-indent="false">
        <style:tab-stops>
          <style:tab-stop style:position="0cm"/>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7" style:display-name="User Index 7" style:family="paragraph" style:parent-style-name="Index" style:class="index">
      <style:paragraph-properties fo:margin="100%" fo:margin-left="2.995cm" fo:margin-right="0cm" fo:text-indent="0cm" style:auto-text-indent="false">
        <style:tab-stops>
          <style:tab-stop style:position="14.59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5T20:16:37.74</meta:creation-date>
    <meta:generator>OpenOffice/4.0.1$Win32 OpenOffice.org_project/401m5$Build-9714</meta:generator>
    <dc:date>2014-04-15T22:56:15.34</dc:date>
    <meta:editing-duration>PT2H38M27S</meta:editing-duration>
    <meta:editing-cycles>91</meta:editing-cycles>
    <meta:document-statistic meta:table-count="0" meta:image-count="0" meta:object-count="0" meta:page-count="6" meta:paragraph-count="82" meta:word-count="608" meta:character-count="4260"/>
  </office:meta>
</office:document-meta>
</file>